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10E0A2FD20E9F051086.png" manifest:media-type="image/png"/>
  <manifest:file-entry manifest:full-path="Pictures/100000010000010D00000146C9043F9EBF8BD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3.36cm" fo:min-width="16.86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812cm" fo:min-width="6.812cm"/>
      <style:paragraph-properties style:writing-mode="lr-tb"/>
    </style:style>
    <style:style style:name="gr3" style:family="graphic" style:parent-style-name="objectwithoutfill" style:list-style-name="L1">
      <style:graphic-properties svg:stroke-width="0.053cm" draw:marker-start-width="0.279cm" draw:marker-end="Linienspitzen_20_1" draw:marker-end-width="0.379cm" draw:fill="none" draw:textarea-vertical-align="botto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 style:list-style-name="L1">
      <style:graphic-properties svg:stroke-width="0.053cm" draw:marker-start-width="0.279cm" draw:marker-end="Linienspitzen_20_2" draw:marker-end-width="0.379cm" draw:fill="none" draw:textarea-vertical-align="botto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3" draw:marker-end-width="0.379cm" draw:fill="none" draw:textarea-vertical-align="botto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Linienspitzen_20_4" draw:marker-end-width="0.379cm" draw:fill="none" draw:textarea-vertical-align="botto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2.232cm" fo:min-width="4.482cm"/>
      <style:paragraph-properties style:writing-mode="lr-tb"/>
    </style:style>
    <style:style style:name="gr8" style:family="graphic" style:parent-style-name="standard">
      <style:graphic-properties svg:stroke-width="0.053cm" draw:marker-start="Linienspitzen_20_6" draw:marker-start-width="0.379cm" draw:marker-end-width="0.279cm" draw:textarea-vertical-align="top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="Linienspitzen_20_7" draw:marker-start-width="0.379cm" draw:marker-end-width="0.279cm" draw:textarea-vertical-align="top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dash" draw:stroke-dash="Dash" svg:stroke-width="0.053cm" draw:marker-start="Linienspitzen_20_8" draw:marker-start-width="0.379cm" draw:marker-end-width="0.279cm" svg:stroke-linecap="butt" draw:textarea-vertical-align="botto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5.654cm"/>
      <style:paragraph-properties style:writing-mode="lr-tb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Arial1"/>
    </style:style>
    <style:style style:name="P2" style:family="paragraph">
      <loext:graphic-properties draw:fill-color="#b4c7dc"/>
      <style:paragraph-properties fo:text-align="center"/>
      <style:text-properties style:font-name="Arial1"/>
    </style:style>
    <style:style style:name="P3" style:family="paragraph">
      <style:paragraph-properties fo:text-align="start"/>
      <style:text-properties style:font-name="Arial1"/>
    </style:style>
    <style:style style:name="P4" style:family="paragraph">
      <loext:graphic-properties draw:fill-color="#e8f2a1"/>
      <style:paragraph-properties fo:text-align="center"/>
      <style:text-properties style:font-name="Arial1"/>
    </style:style>
    <style:style style:name="P5" style:family="paragraph"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8cm" fo:margin-bottom="0.7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left="0cm" fo:margin-right="0cm" fo:margin-top="0.8cm" fo:margin-bottom="0.7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  <style:text-properties style:font-name="Arial1"/>
    </style:style>
    <style:style style:name="P10" style:family="paragraph">
      <loext:graphic-properties draw:fill="none"/>
      <style:paragraph-properties fo:text-align="center"/>
      <style:text-properties style:font-name="Arial1" fo:letter-spacing="0.06cm"/>
    </style:style>
    <style:style style:name="P11" style:family="paragraph">
      <loext:graphic-properties draw:fill-color="#ffe994"/>
      <style:paragraph-properties fo:text-align="center"/>
      <style:text-properties style:font-name="Arial1"/>
    </style:style>
    <style:style style:name="P12" style:family="paragraph">
      <style:paragraph-properties fo:text-align="center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75cm" svg:height="4cm" svg:x="1.75cm" svg:y="12.5cm">
          <text:p text:style-name="P1"/>
          <text:p text:style-name="P1"/>
          <text:p text:style-name="P1">Web-Oberfläche (Blazor Serv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75cm" svg:height="4.5cm" svg:x="2.25cm" svg:y="4.25cm">
          <text:p text:style-name="P1"/>
          <text:p text:style-name="P3">Python Service</text:p>
          <text:p text:style-name="P3">mit HTTP-Schnittstelle</text:p>
          <text:p text:style-name="P1"/>
          <text:p text:style-name="P1">Text <text:span text:style-name="T1"></text:span> Tri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75cm" svg:height="4.5cm" svg:x="11cm" svg:y="4.25cm">
          <text:p text:style-name="P3"/>
          <text:p text:style-name="P3">Python Service</text:p>
          <text:p text:style-name="P3">mit HTTP-Schnittstelle</text:p>
          <text:p text:style-name="P1"/>
          <text:p text:style-name="P1"><text:span text:style-name="T2">Tripel </text:span><text:span text:style-name="T1"></text:span><text:span text:style-name="T3"> Graf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3.75cm" svg:y1="12.25cm" svg:x2="3.75cm" svg:y2="9cm">
          <text:p text:style-name="P5">Text</text:p>
        </draw:line>
        <draw:line draw:style-name="gr4" draw:text-style-name="P8" draw:layer="layout" svg:x1="8cm" svg:y1="9cm" svg:x2="8cm" svg:y2="12.25cm">
          <text:p text:style-name="P7">Tripel</text:p>
        </draw:line>
        <draw:line draw:style-name="gr5" draw:text-style-name="P9" draw:layer="layout" svg:x1="12.75cm" svg:y1="12cm" svg:x2="12.75cm" svg:y2="9cm">
          <text:p text:style-name="P1">Tripel</text:p>
        </draw:line>
        <draw:line draw:style-name="gr6" draw:text-style-name="P10" draw:layer="layout" svg:x1="16.75cm" svg:y1="9.25cm" svg:x2="16.75cm" svg:y2="12cm">
          <text:p text:style-name="P1">Grafik</text:p>
        </draw:line>
        <draw:custom-shape draw:style-name="gr7" draw:text-style-name="P11" draw:layer="layout" svg:width="5.25cm" svg:height="2.75cm" svg:x="8cm" svg:y="19.25cm">
          <text:p text:style-name="P1"><text:span text:style-name="T3">Benu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4cm" svg:y1="16.75cm" svg:x2="7.75cm" svg:y2="19.5cm">
          <text:p text:style-name="P1">Text</text:p>
        </draw:line>
        <draw:line draw:style-name="gr9" draw:text-style-name="P1" draw:layer="layout" svg:x1="13.5cm" svg:y1="19.5cm" svg:x2="17cm" svg:y2="16.75cm">
          <text:p text:style-name="P1">Grafik</text:p>
        </draw:line>
        <draw:line draw:style-name="gr10" draw:text-style-name="P1" draw:layer="layout" svg:x1="10.5cm" svg:y1="16.75cm" svg:x2="10.5cm" svg:y2="19cm">
          <text:p text:style-name="P1">Filter</text:p>
        </draw:line>
        <draw:custom-shape draw:style-name="gr11" draw:text-style-name="P12" draw:layer="layout" svg:width="6.25cm" svg:height="1cm" svg:x="7.25cm" svg:y="12.6cm">
          <text:p text:style-name="P12">Filt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1.893cm" svg:height="1.893cm" svg:x="17cm" svg:y="12.707cm">
          <draw:image xlink:href="Pictures/100000010000010E0000010E0A2FD20E9F051086.png" xlink:type="simple" xlink:show="embed" xlink:actuate="onLoad" draw:mime-type="image/png">
            <text:p/>
          </draw:image>
        </draw:frame>
        <draw:frame draw:style-name="gr12" draw:text-style-name="P12" draw:layer="layout" svg:width="1.338cm" svg:height="1.622cm" svg:x="8.512cm" svg:y="4.4cm">
          <draw:image xlink:href="Pictures/100000010000010D00000146C9043F9EBF8BDECC.png" xlink:type="simple" xlink:show="embed" xlink:actuate="onLoad" draw:mime-type="image/png">
            <text:p/>
          </draw:image>
        </draw:frame>
        <draw:frame draw:style-name="gr12" draw:text-style-name="P12" draw:layer="layout" svg:width="1.338cm" svg:height="1.622cm" svg:x="17.312cm" svg:y="4.4cm">
          <draw:image xlink:href="Pictures/100000010000010D00000146C9043F9EBF8BDEC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swiss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6:11:11.787000000</meta:creation-date>
    <dc:date>2023-05-05T17:03:31.383000000</dc:date>
    <meta:editing-duration>PT42M32S</meta:editing-duration>
    <meta:editing-cycles>4</meta:editing-cycles>
    <meta:generator>LibreOffice/7.4.5.1$Windows_X86_64 LibreOffice_project/9c0871452b3918c1019dde9bfac75448afc4b57f</meta:generator>
    <meta:document-statistic meta:object-count="15"/>
  </office:meta>
</office:document-meta>
</file>